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7107" officeooo:paragraph-rsid="000b71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4:04:47.322081266</meta:creation-date>
    <dc:date>2024-01-27T04:05:52.414879383</dc:date>
    <meta:editing-duration>PT1M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4.7.2$Linux_X86_64 LibreOffice_project/40$Build-2</meta:generator>
  </office:meta>
</office:document-meta>
</file>